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818107191548511667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762339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782196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763245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08923677121153760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829947957923899879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3209546873563905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4413339193442711175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733799177452403561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1331067446431347216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1456666379082877712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22"><text:soft-page-break/>Sat March 9, 2019 <text:span text:style-name="T2">7.5 miles</text:span> </text:p>
      <text:p text:style-name="P23">On a Wise Center Treadmill:</text:p>
      <text:p text:style-name="P22">1 mile in 8:58 and rest 3 minutes</text:p>
      <text:p text:style-name="P22">4 x ½ mile with a ¼ mile jog before each run. The jogs were in about 3:00.</text:p>
      <text:p text:style-name="P22">Times and pulses at the end of <text:s/>½ miles: <text:s/></text:p>
      <text:p text:style-name="P22">4:00 (145), 4:00 (148), 4:00 (152), 3:49 (156)</text:p>
      <text:p text:style-name="P22">1 mile in about 10 minutes and rest a few minutes</text:p>
      <text:p text:style-name="P22"><text:span text:style-name="T2">On the indoor track: </text:span>1 mile of walking and running</text:p>
      <text:p text:style-name="P23">Outside: <text:span text:style-name="T3">1.5 miles including ½ mile uphill in just under 5:00</text:span></text:p>
      <text:p text:style-name="P22">I felt a lot better than yesterday. The effects of my cold are getting less.</text:p>
      <text:p text:style-name="P22"/>
      <text:p text:style-name="P22">Sun March 10, 2019 <text:span text:style-name="T2">5 miles</text:span> <text:s/></text:p>
      <text:p text:style-name="P22">I ran 5 miles on a Wise Center treadmill. </text:p>
      <text:p text:style-name="P22">Time: <text:s/>47:30, <text:s/>Every mile was about 9:30.</text:p>
      <text:p text:style-name="P22">Pulses at the end of each mile: 121, 125, 129, 131, 133 b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0T14:56:45.61</dc:date>
    <dc:creator>James  Lombardi</dc:creator>
    <meta:editing-duration>P7DT22H6M36S</meta:editing-duration>
    <meta:editing-cycles>709</meta:editing-cycles>
    <meta:generator>OpenOffice/4.1.2$Win32 OpenOffice.org_project/412m3$Build-9782</meta:generator>
    <meta:document-statistic meta:table-count="0" meta:image-count="0" meta:object-count="0" meta:page-count="23" meta:paragraph-count="610" meta:word-count="7908" meta:character-count="39395"/>
  </office:meta>
</office:document-meta>
</file>